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69H53M00S" calcext:value-type="time">
            <text:p>69:53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Frontend Components and Home page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Solve client routing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Acompanhamento do projeto e testes iniciais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Material Icons import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Admin pages and some components</text:p>
          </table:table-cell>
          <table:table-cell table:formula="of:=[.C32]-[.B3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Inputs and form data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 office:value-type="time" office:time-value="PT18H35M00S" calcext:value-type="time">
            <text:p>18:35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Admin: tournaments and users pages, client: tournaments and home page</text:p>
          </table:table-cell>
          <table:table-cell table:formula="of:=[.C34]-[.B34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frontend further styling and useful components, v-model correction</text:p>
          </table:table-cell>
          <table:table-cell table:formula="of:=[.C35]-[.B35]" office:value-type="time" office:time-value="PT03H40M00S" calcext:value-type="time">
            <text:p>03:40:00</text:p>
          </table:table-cell>
          <table:table-cell table:number-columns-repeated="2"/>
        </table:table-row>
        <table:table-row table:style-name="ro1">
          <table:table-cell office:value-type="date" office:date-value="2022-04-26" calcext:value-type="date">
            <text:p>26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profile page</text:p>
          </table:table-cell>
          <table:table-cell table:formula="of:=[.C36]-[.B36]" office:value-type="time" office:time-value="PT02H20M00S" calcext:value-type="time">
            <text:p>02:20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Admin modals and register components</text:p>
          </table:table-cell>
          <table:table-cell table:formula="of:=[.C37]-[.B37]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21H30M00S" calcext:value-type="time">
            <text:p>21:30:00</text:p>
          </table:table-cell>
          <table:table-cell office:value-type="time" office:time-value="PT22H40M00S" calcext:value-type="time">
            <text:p>22:40:00</text:p>
          </table:table-cell>
          <table:table-cell office:value-type="string" calcext:value-type="string">
            <text:p>Better structure and admin pages</text:p>
          </table:table-cell>
          <table:table-cell table:formula="of:=[.C38]-[.B38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Admin Pages and better file structuring</text:p>
          </table:table-cell>
          <table:table-cell table:formula="of:=[.C39]-[.B39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dmin Pages and better file structuring</text:p>
          </table:table-cell>
          <table:table-cell table:formula="of:=[.C40]-[.B40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20H40M00S" calcext:value-type="time">
            <text:p>20:40:00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Admin Pages and better file structuring</text:p>
          </table:table-cell>
          <table:table-cell table:formula="of:=[.C41]-[.B41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4H05M00S" calcext:value-type="time">
            <text:p>14:05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Admin settings page</text:p>
          </table:table-cell>
          <table:table-cell table:formula="of:=[.C42]-[.B42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Backend stuff</text:p>
          </table:table-cell>
          <table:table-cell table:formula="of:=[.C43]-[.B4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Tournaments migrations, ER and requests</text:p>
          </table:table-cell>
          <table:table-cell table:formula="of:=[.C44]-[.B4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22H14M00S" calcext:value-type="time">
            <text:p>22:14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API auth, tournament controller</text:p>
          </table:table-cell>
          <table:table-cell table:formula="of:=[.C45]-[.B45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2" calcext:value-type="date">
            <text:p>02/05/22</text:p>
          </table:table-cell>
          <table:table-cell office:value-type="time" office:time-value="PT18H49M00S" calcext:value-type="time">
            <text:p>18:49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Recurring tournaments controller and auth fixes</text:p>
          </table:table-cell>
          <table:table-cell table:formula="of:=[.C46]-[.B46]" office:value-type="time" office:time-value="PT05H10M00S" calcext:value-type="time">
            <text:p>05:1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18H15M00S" calcext:value-type="time">
            <text:p>18:15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Create tournament modal</text:p>
          </table:table-cell>
          <table:table-cell table:formula="of:=[.C47]-[.B47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20M00S" calcext:value-type="time">
            <text:p>21:20:00</text:p>
          </table:table-cell>
          <table:table-cell office:value-type="string" calcext:value-type="string">
            <text:p>Hostgator credentials and SSH failure</text:p>
          </table:table-cell>
          <table:table-cell table:formula="of:=[.C48]-[.B48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20M00S" calcext:value-type="time">
            <text:p>21:20:00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User and tournaments dynamic data, Model adjustments</text:p>
          </table:table-cell>
          <table:table-cell table:formula="of:=[.C49]-[.B49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ynamic prices landing page and some api resources</text:p>
          </table:table-cell>
          <table:table-cell table:formula="of:=[.C50]-[.B50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18H10M00S" calcext:value-type="time">
            <text:p>18:10:00</text:p>
          </table:table-cell>
          <table:table-cell office:value-type="time" office:time-value="PT20H55M00S" calcext:value-type="time">
            <text:p>20:55:00</text:p>
          </table:table-cell>
          <table:table-cell office:value-type="string" calcext:value-type="string">
            <text:p>Global data and update plan prices</text:p>
          </table:table-cell>
          <table:table-cell table:formula="of:=[.C51]-[.B51]" office:value-type="time" office:time-value="PT02H45M00S" calcext:value-type="time">
            <text:p>02:4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30M00S" calcext:value-type="time">
            <text:p>21:30:00</text:p>
          </table:table-cell>
          <table:table-cell office:value-type="string" calcext:value-type="string">
            <text:p>Dynamic users using store</text:p>
          </table:table-cell>
          <table:table-cell table:formula="of:=[.C52]-[.B52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CRUD de notificações</text:p>
          </table:table-cell>
          <table:table-cell table:formula="of:=[.C53]-[.B5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22H40M00S" calcext:value-type="time">
            <text:p>22:40:00</text:p>
          </table:table-cell>
          <table:table-cell table:number-columns-repeated="2"/>
          <table:table-cell table:formula="of:=[.C54]-[.B54]" office:value-type="time" office:time-value="-PT22H40M00S" calcext:value-type="time">
            <text:p>-22:4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5]-[.B55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6]-[.B56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57]-[.B57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58]-[.B58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59]-[.B59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0]-[.B60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1]-[.B61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2]-[.B62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3]-[.B63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4]-[.B64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5]-[.B65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6]-[.B66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7]-[.B67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8]-[.B68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9]-[.B69]" office:value-type="time" office:time-value="PT00H00M00S" calcext:value-type="time">
            <text:p>00:00: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 style:data-style-name="N2" text:time-value="22:24:27.53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5-06T22:40:44.993000000</dc:date>
    <meta:editing-duration>P6DT16H7M59S</meta:editing-duration>
    <meta:editing-cycles>126</meta:editing-cycles>
    <meta:generator>LibreOffice/7.2.5.2$Windows_X86_64 LibreOffice_project/499f9727c189e6ef3471021d6132d4c694f357e5</meta:generator>
    <meta:document-statistic meta:table-count="1" meta:cell-count="284" meta:object-count="0"/>
  </office:meta>
</office:document-meta>
</file>